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702cm"/>
    </style:style>
    <style:style style:name="Tabla1.B" style:family="table-column">
      <style:table-column-properties style:column-width="5.974cm"/>
    </style:style>
    <style:style style:name="Tabla1.C" style:family="table-column">
      <style:table-column-properties style:column-width="4.062cm"/>
    </style:style>
    <style:style style:name="Tabla1.D" style:family="table-column">
      <style:table-column-properties style:column-width="4.262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5.572cm" table:align="left"/>
    </style:style>
    <style:style style:name="Tabla2.A" style:family="table-column">
      <style:table-column-properties style:column-width="2.473cm"/>
    </style:style>
    <style:style style:name="Tabla2.B" style:family="table-column">
      <style:table-column-properties style:column-width="3.05cm"/>
    </style:style>
    <style:style style:name="Tabla2.C" style:family="table-column">
      <style:table-column-properties style:column-width="4.923cm"/>
    </style:style>
    <style:style style:name="Tabla2.D" style:family="table-column">
      <style:table-column-properties style:column-width="2.868cm"/>
    </style:style>
    <style:style style:name="Tabla2.E" style:family="table-column">
      <style:table-column-properties style:column-width="2.258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rsid="0014609b" officeooo:paragraph-rsid="001fd598"/>
    </style:style>
    <style:style style:name="P2" style:family="paragraph" style:parent-style-name="Text_20_body">
      <style:text-properties officeooo:rsid="0014609b" officeooo:paragraph-rsid="001fd598"/>
    </style:style>
    <style:style style:name="P3" style:family="paragraph" style:parent-style-name="Title">
      <style:text-properties officeooo:paragraph-rsid="00244d3c"/>
    </style:style>
    <style:style style:name="P4" style:family="paragraph" style:parent-style-name="Heading_20_3">
      <style:text-properties officeooo:rsid="0014609b" officeooo:paragraph-rsid="001fd598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cm" fo:margin-bottom="0cm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7">
      <style:paragraph-properties fo:margin-top="0cm" fo:margin-bottom="0cm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8">
      <style:paragraph-properties fo:margin-top="0cm" fo:margin-bottom="0cm" style:contextual-spacing="false"/>
    </style:style>
    <style:style style:name="P22" style:family="paragraph" style:parent-style-name="Text_20_body" style:list-style-name="L9"/>
    <style:style style:name="P23" style:family="paragraph" style:parent-style-name="Text_20_body" style:list-style-name="L9">
      <style:paragraph-properties fo:margin-top="0cm" fo:margin-bottom="0cm" style:contextual-spacing="false"/>
    </style:style>
    <style:style style:name="P24" style:family="paragraph" style:parent-style-name="Text_20_body" style:list-style-name="L10"/>
    <style:style style:name="P25" style:family="paragraph" style:parent-style-name="Text_20_body" style:list-style-name="L10">
      <style:paragraph-properties fo:margin-top="0cm" fo:margin-bottom="0cm" style:contextual-spacing="false"/>
    </style:style>
    <style:style style:name="P26" style:family="paragraph" style:parent-style-name="Text_20_body" style:list-style-name="L11"/>
    <style:style style:name="P27" style:family="paragraph" style:parent-style-name="Text_20_body" style:list-style-name="L11">
      <style:paragraph-properties fo:margin-top="0cm" fo:margin-bottom="0cm" style:contextual-spacing="false"/>
    </style:style>
    <style:style style:name="P28" style:family="paragraph" style:parent-style-name="Text_20_body" style:list-style-name="L12"/>
    <style:style style:name="P29" style:family="paragraph" style:parent-style-name="Text_20_body" style:list-style-name="L12">
      <style:paragraph-properties fo:margin-top="0cm" fo:margin-bottom="0cm" style:contextual-spacing="false"/>
    </style:style>
    <style:style style:name="T1" style:family="text">
      <style:text-properties officeooo:rsid="00244d3c"/>
    </style:style>
    <style:style style:name="T2" style:family="text">
      <style:text-properties officeooo:rsid="0025e9c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DULO <text:span text:style-name="T1">2</text:span> – Capítulo <text:span text:style-name="T1">5</text:span> </text:p>
      <text:p text:style-name="P3"><text:s/><text:span text:style-name="T2">Clonación</text:span></text:p>
      <text:h text:style-name="P1" text:outline-level="3"><text:span text:style-name="Strong_20_Emphasis">¿Qué es la clonación de un sistema informático?</text:span></text:h>
      <text:p text:style-name="Text_20_body">La clonación consiste en copiar un disco duro o una partición completa, incluyendo el sistema operativo, aplicaciones, configuraciones y archivos, para crear una réplica exacta que puede transferirse a otro disco o usarse como respaldo.</text:p>
      <text:p text:style-name="Text_20_body"><text:span text:style-name="Strong_20_Emphasis">¿Cuándo se usa?</text:span></text:p>
      <text:list text:style-name="L1">
        <text:list-item>
          <text:p text:style-name="P7">Para migrar un sistema operativo y datos a un disco nuevo (ej. actualizar de HDD a SSD).</text:p>
        </text:list-item>
        <text:list-item>
          <text:p text:style-name="P7">Implementar múltiples equipos con la misma configuración (clonación en masa).</text:p>
        </text:list-item>
        <text:list-item>
          <text:p text:style-name="P6">Recuperar un sistema después de fallos graves.</text:p>
        </text:list-item>
      </text:list>
      <text:p text:style-name="Text_20_body"><text:span text:style-name="Strong_20_Emphasis">¿Para qué sirve?</text:span></text:p>
      <text:list text:style-name="L2">
        <text:list-item>
          <text:p text:style-name="P9">Facilita restaurar un sistema en su estado exacto.</text:p>
        </text:list-item>
        <text:list-item>
          <text:p text:style-name="P9">Asegura uniformidad en configuraciones en entornos empresariales.</text:p>
        </text:list-item>
        <text:list-item>
          <text:p text:style-name="P8">Simplifica el cambio de hardware.</text:p>
        </text:list-item>
      </text:list>
      <text:p text:style-name="Horizontal_20_Line"/>
      <text:h text:style-name="Heading_20_3" text:outline-level="3"><text:span text:style-name="Strong_20_Emphasis">Diferencia entre clon y una imagen</text:span></text:h>
      <text:list text:style-name="L3">
        <text:list-item>
          <text:p text:style-name="P11"><text:span text:style-name="Strong_20_Emphasis">Clon:</text:span> Es una copia exacta y funcional del disco duro. Puede usarse inmediatamente, ya que incluye el sistema de arranque.</text:p>
        </text:list-item>
        <text:list-item>
          <text:p text:style-name="P10"><text:span text:style-name="Strong_20_Emphasis">Imagen:</text:span> Es un archivo comprimido que contiene los datos del disco. Necesita ser restaurada antes de usarse y ocupa menos espacio.</text:p>
        </text:list-item>
      </text:list>
      <text:p text:style-name="Horizontal_20_Line"/>
      <text:h text:style-name="Heading_20_3" text:outline-level="3"><text:span text:style-name="Strong_20_Emphasis">¿Qué es el backup y en qué se diferencia de la clonación?</text:span></text:h>
      <text:list text:style-name="L4">
        <text:list-item>
          <text:p text:style-name="P13"><text:span text:style-name="Strong_20_Emphasis">Backup (copia de seguridad):</text:span> Copia de archivos o datos importantes que pueden restaurarse en caso de pérdida o daño. No incluye necesariamente el sistema operativo o configuración.</text:p>
        </text:list-item>
        <text:list-item>
          <text:p text:style-name="P13"><text:span text:style-name="Strong_20_Emphasis">Diferencias:</text:span></text:p>
          <text:list>
            <text:list-item>
              <text:p text:style-name="P13"><text:span text:style-name="Strong_20_Emphasis">Backup</text:span>: Protección de datos específicos (documentos, fotos). Es incremental o diferencial.</text:p>
            </text:list-item>
            <text:list-item>
              <text:p text:style-name="P12"><text:span text:style-name="Strong_20_Emphasis">Clonación</text:span>: Reproducción exacta de un disco completo.</text:p>
            </text:list-item>
          </text:list>
        </text:list-item>
      </text:list>
      <text:p text:style-name="Horizontal_20_Line"/>
      <text:h text:style-name="Heading_20_3" text:outline-level="3"><text:span text:style-name="Strong_20_Emphasis">Recomendaciones para usar la clonación y el backup</text:span></text:h>
      <text:list text:style-name="L5">
        <text:list-item>
          <text:p text:style-name="P15"><text:span text:style-name="Strong_20_Emphasis">Clonación:</text:span></text:p>
          <text:list>
            <text:list-item>
              <text:p text:style-name="P15">Úsala para migrar sistemas o crear réplicas completas de discos.</text:p>
            </text:list-item>
            <text:list-item>
              <text:p text:style-name="P15">Realiza el proceso en sistemas desconectados para evitar inconsistencias.</text:p>
            </text:list-item>
            <text:list-item>
              <text:p text:style-name="P15"><text:soft-page-break/>Almacena los discos clonados en un lugar seguro.</text:p>
            </text:list-item>
          </text:list>
        </text:list-item>
        <text:list-item>
          <text:p text:style-name="P15"><text:span text:style-name="Strong_20_Emphasis">Backup:</text:span></text:p>
          <text:list>
            <text:list-item>
              <text:p text:style-name="P15">Programa copias regulares para mantener datos actualizados.</text:p>
            </text:list-item>
            <text:list-item>
              <text:p text:style-name="P15">Usa herramientas que soporten encriptación para proteger la información.</text:p>
            </text:list-item>
            <text:list-item>
              <text:p text:style-name="P14">Realiza pruebas periódicas de recuperación.</text:p>
            </text:list-item>
          </text:list>
        </text:list-item>
      </text:list>
      <text:p text:style-name="Horizontal_20_Line"/>
      <text:h text:style-name="Heading_20_3" text:outline-level="3"><text:span text:style-name="Strong_20_Emphasis">Pasos para realizar copia de seguridad en Windows 10 y Windows 11</text:span></text:h>
      <text:list text:style-name="L6">
        <text:list-item>
          <text:p text:style-name="P17"><text:span text:style-name="Strong_20_Emphasis">Acceder al panel de copias de seguridad:</text:span></text:p>
          <text:list>
            <text:list-item>
              <text:p text:style-name="P17">Ve a <text:span text:style-name="Emphasis">Configuración &gt; Actualización y seguridad &gt; Copia de seguridad</text:span> (Windows 10).</text:p>
            </text:list-item>
            <text:list-item>
              <text:p text:style-name="P17">En Windows 11, ve a <text:span text:style-name="Emphasis">Configuración &gt; Sistema &gt; Almacenamiento &gt; Copia de seguridad</text:span>.</text:p>
            </text:list-item>
          </text:list>
        </text:list-item>
        <text:list-item>
          <text:p text:style-name="P17"><text:span text:style-name="Strong_20_Emphasis">Activar y configurar:</text:span></text:p>
          <text:list>
            <text:list-item>
              <text:p text:style-name="P17">Selecciona "Agregar una unidad" y elige el disco donde guardarás la copia.</text:p>
            </text:list-item>
            <text:list-item>
              <text:p text:style-name="P17">Activa el "Historial de archivos".</text:p>
            </text:list-item>
          </text:list>
        </text:list-item>
        <text:list-item>
          <text:p text:style-name="P17"><text:span text:style-name="Strong_20_Emphasis">Elegir qué respaldar:</text:span></text:p>
          <text:list>
            <text:list-item>
              <text:p text:style-name="P17">Personaliza las carpetas a incluir.</text:p>
            </text:list-item>
          </text:list>
        </text:list-item>
        <text:list-item>
          <text:p text:style-name="P17"><text:span text:style-name="Strong_20_Emphasis">Automatización:</text:span></text:p>
          <text:list>
            <text:list-item>
              <text:p text:style-name="P16">Configura la frecuencia de copias (por defecto cada hora).</text:p>
            </text:list-item>
          </text:list>
        </text:list-item>
      </text:list>
      <text:p text:style-name="Horizontal_20_Line"/>
      <text:h text:style-name="Heading_20_3" text:outline-level="3"><text:span text:style-name="Strong_20_Emphasis">¿Qué es el historial de archivos?</text:span></text:h>
      <text:p text:style-name="Text_20_body">El historial de archivos es una función de Windows que realiza copias automáticas de archivos almacenados en carpetas como <text:span text:style-name="Emphasis">Documentos</text:span>, <text:span text:style-name="Emphasis">Imágenes</text:span>, y <text:span text:style-name="Emphasis">Escritorio</text:span>. Permite restaurar versiones anteriores en caso de pérdida o modificación accidental.</text:p>
      <text:p text:style-name="Horizontal_20_Line"/>
      <text:h text:style-name="Heading_20_3" text:outline-level="3"><text:span text:style-name="Strong_20_Emphasis">Herramientas de terceros para clonación</text:span></text:h>
      <text:h text:style-name="Heading_20_4" text:outline-level="4"><text:span text:style-name="Strong_20_Emphasis">Privativas:</text:span></text:h>
      <text:list text:style-name="L7">
        <text:list-item>
          <text:p text:style-name="P19"><text:span text:style-name="Strong_20_Emphasis">Acronis True Image:</text:span> Potente, con opciones avanzadas de copia en la nube.</text:p>
        </text:list-item>
        <text:list-item>
          <text:p text:style-name="P19"><text:span text:style-name="Strong_20_Emphasis">Macrium Reflect:</text:span> Popular para usuarios empresariales y domésticos.</text:p>
        </text:list-item>
        <text:list-item>
          <text:p text:style-name="P18"><text:span text:style-name="Strong_20_Emphasis">EaseUS Todo Backup:</text:span> Intuitiva y con múltiples opciones.</text:p>
        </text:list-item>
      </text:list>
      <text:h text:style-name="Heading_20_4" text:outline-level="4"><text:span text:style-name="Strong_20_Emphasis">Libres:</text:span></text:h>
      <text:list text:style-name="L8">
        <text:list-item>
          <text:p text:style-name="P21"><text:span text:style-name="Strong_20_Emphasis">Clonezilla:</text:span> Gratuita, ideal para clonar discos y particiones.</text:p>
        </text:list-item>
        <text:list-item>
          <text:p text:style-name="P21"><text:span text:style-name="Strong_20_Emphasis">Redo Rescue:</text:span> Sencilla y efectiva para recuperación y clonación.</text:p>
        </text:list-item>
        <text:list-item>
          <text:p text:style-name="P20"><text:span text:style-name="Strong_20_Emphasis">dd (Linux):</text:span> Comando para clonar discos directamente.</text:p>
        </text:list-item>
      </text:list>
      <text:p text:style-name="Horizontal_20_Line"/>
      <text:h text:style-name="Heading_20_3" text:outline-level="3"><text:soft-page-break/><text:span text:style-name="Strong_20_Emphasis">Herramientas de terceros para backup</text:span></text:h>
      <text:h text:style-name="Heading_20_4" text:outline-level="4"><text:span text:style-name="Strong_20_Emphasis">Privativas:</text:span></text:h>
      <text:list text:style-name="L9">
        <text:list-item>
          <text:p text:style-name="P23"><text:span text:style-name="Strong_20_Emphasis">AOMEI Backupper:</text:span> Copias de seguridad y sincronización en tiempo real.</text:p>
        </text:list-item>
        <text:list-item>
          <text:p text:style-name="P23"><text:span text:style-name="Strong_20_Emphasis">Carbonite:</text:span> Backup en la nube, ideal para pequeñas empresas.</text:p>
        </text:list-item>
        <text:list-item>
          <text:p text:style-name="P22"><text:span text:style-name="Strong_20_Emphasis">Paragon Backup &amp; Recovery:</text:span> Versátil y fácil de usar.</text:p>
        </text:list-item>
      </text:list>
      <text:h text:style-name="Heading_20_4" text:outline-level="4"><text:span text:style-name="Strong_20_Emphasis">Libres:</text:span></text:h>
      <text:list text:style-name="L10">
        <text:list-item>
          <text:p text:style-name="P25"><text:span text:style-name="Strong_20_Emphasis">Duplicati:</text:span> Copias encriptadas, ideal para almacenamiento remoto.</text:p>
        </text:list-item>
        <text:list-item>
          <text:p text:style-name="P25"><text:span text:style-name="Strong_20_Emphasis">Bacula:</text:span> Completa y robusta para sistemas grandes.</text:p>
        </text:list-item>
        <text:list-item>
          <text:p text:style-name="P24"><text:span text:style-name="Strong_20_Emphasis">rsync (Linux):</text:span> Herramienta para sincronización y respaldo.</text:p>
        </text:list-item>
      </text:list>
      <text:h text:style-name="P1" text:outline-level="3"><text:span text:style-name="Strong_20_Emphasis">Tipos de Backup</text:span></text:h>
      <text:p text:style-name="Text_20_body">Existen diferentes tipos de backups según el método y los datos a guardar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Tipo</text:p>
            </table:table-cell>
            <table:table-cell table:style-name="Tabla1.A1" office:value-type="string">
              <text:p text:style-name="Table_20_Heading">Descripción</text:p>
            </table:table-cell>
            <table:table-cell table:style-name="Tabla1.A1" office:value-type="string">
              <text:p text:style-name="Table_20_Heading">Ventajas</text:p>
            </table:table-cell>
            <table:table-cell table:style-name="Tabla1.A1" office:value-type="string">
              <text:p text:style-name="Table_20_Heading">Desventajas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Completo</text:span></text:p>
          </table:table-cell>
          <table:table-cell table:style-name="Tabla1.A1" office:value-type="string">
            <text:p text:style-name="Table_20_Contents">Copia de todos los datos seleccionados.</text:p>
          </table:table-cell>
          <table:table-cell table:style-name="Tabla1.A1" office:value-type="string">
            <text:p text:style-name="Table_20_Contents">Restauración rápida y sencilla.</text:p>
          </table:table-cell>
          <table:table-cell table:style-name="Tabla1.A1" office:value-type="string">
            <text:p text:style-name="Table_20_Contents">Toma más tiempo y espacio de almacenamiento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Incremental</text:span></text:p>
          </table:table-cell>
          <table:table-cell table:style-name="Tabla1.A1" office:value-type="string">
            <text:p text:style-name="Table_20_Contents">Copia solo los cambios realizados desde el último backup (ya sea completo o incremental).</text:p>
          </table:table-cell>
          <table:table-cell table:style-name="Tabla1.A1" office:value-type="string">
            <text:p text:style-name="Table_20_Contents">Rápido y ocupa menos espacio.</text:p>
          </table:table-cell>
          <table:table-cell table:style-name="Tabla1.A1" office:value-type="string">
            <text:p text:style-name="Table_20_Contents">Restauración más lenta, requiere múltiples backup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Diferencial</text:span></text:p>
          </table:table-cell>
          <table:table-cell table:style-name="Tabla1.A1" office:value-type="string">
            <text:p text:style-name="Table_20_Contents">Copia los cambios realizados desde el último backup completo.</text:p>
          </table:table-cell>
          <table:table-cell table:style-name="Tabla1.A1" office:value-type="string">
            <text:p text:style-name="Table_20_Contents">Más rápido que completo, más fácil de restaurar que incremental.</text:p>
          </table:table-cell>
          <table:table-cell table:style-name="Tabla1.A1" office:value-type="string">
            <text:p text:style-name="Table_20_Contents">Consume más espacio con el tiempo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Espejo</text:span></text:p>
          </table:table-cell>
          <table:table-cell table:style-name="Tabla1.A1" office:value-type="string">
            <text:p text:style-name="Table_20_Contents">Replica exacta de los datos seleccionados, sin compresión ni historiales.</text:p>
          </table:table-cell>
          <table:table-cell table:style-name="Tabla1.A1" office:value-type="string">
            <text:p text:style-name="Table_20_Contents">Acceso inmediato a datos.</text:p>
          </table:table-cell>
          <table:table-cell table:style-name="Tabla1.A1" office:value-type="string">
            <text:p text:style-name="Table_20_Contents">Sin historial ni versiones antigua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Snapshot</text:span></text:p>
          </table:table-cell>
          <table:table-cell table:style-name="Tabla1.A1" office:value-type="string">
            <text:p text:style-name="Table_20_Contents">Captura del estado del sistema o datos en un momento específico.</text:p>
          </table:table-cell>
          <table:table-cell table:style-name="Tabla1.A1" office:value-type="string">
            <text:p text:style-name="Table_20_Contents">Ideal para bases de datos y máquinas virtuales.</text:p>
          </table:table-cell>
          <table:table-cell table:style-name="Tabla1.A1" office:value-type="string">
            <text:p text:style-name="Table_20_Contents">Puede requerir software/hardware específico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Incremental Forever</text:span></text:p>
          </table:table-cell>
          <table:table-cell table:style-name="Tabla1.A1" office:value-type="string">
            <text:p text:style-name="Table_20_Contents">Backup inicial completo seguido de incrementales continuos, consolidando backups más antiguos para ahorrar espacio.</text:p>
          </table:table-cell>
          <table:table-cell table:style-name="Tabla1.A1" office:value-type="string">
            <text:p text:style-name="Table_20_Contents">Eficiencia a largo plazo.</text:p>
          </table:table-cell>
          <table:table-cell table:style-name="Tabla1.A1" office:value-type="string">
            <text:p text:style-name="Table_20_Contents">Configuración compleja.</text:p>
          </table:table-cell>
        </table:table-row>
      </table:table>
      <text:p text:style-name="Horizontal_20_Line"/>
      <text:h text:style-name="Heading_20_3" text:outline-level="3"><text:span text:style-name="Strong_20_Emphasis">Plan de Backup de Dos Semanas</text:span></text:h>
      <text:p text:style-name="Text_20_body">Un plan ideal debe alternar entre backups completos e incrementales para garantizar eficiencia y seguridad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header-rows>
          <table:table-row>
            <table:table-cell table:style-name="Tabla2.A1" office:value-type="string">
              <text:p text:style-name="Table_20_Heading">Día</text:p>
            </table:table-cell>
            <table:table-cell table:style-name="Tabla2.A1" office:value-type="string">
              <text:p text:style-name="Table_20_Heading">Tipo de Backup</text:p>
            </table:table-cell>
            <table:table-cell table:style-name="Tabla2.A1" office:value-type="string">
              <text:p text:style-name="Table_20_Heading">Datos Respaldados</text:p>
            </table:table-cell>
            <table:table-cell table:style-name="Tabla2.A1" office:value-type="string">
              <text:p text:style-name="Table_20_Heading">Ubicación</text:p>
            </table:table-cell>
            <table:table-cell table:style-name="Tabla2.A1" office:value-type="string">
              <text:p text:style-name="Table_20_Heading">Frecuencia</text:p>
            </table:table-cell>
          </table:table-row>
        </table:table-header-rows>
        <table:table-row>
          <table:table-cell table:style-name="Tabla2.A1" office:value-type="string">
            <text:p text:style-name="Table_20_Contents">Lunes (S1)</text:p>
          </table:table-cell>
          <table:table-cell table:style-name="Tabla2.A1" office:value-type="string">
            <text:p text:style-name="Table_20_Contents">Completo</text:p>
          </table:table-cell>
          <table:table-cell table:style-name="Tabla2.A1" office:value-type="string">
            <text:p text:style-name="Table_20_Contents">Todos los datos críticos</text:p>
          </table:table-cell>
          <table:table-cell table:style-name="Tabla2.A1" office:value-type="string">
            <text:p text:style-name="Table_20_Contents">Disco externo 1</text:p>
          </table:table-cell>
          <table:table-cell table:style-name="Tabla2.A1" office:value-type="string">
            <text:p text:style-name="Table_20_Contents">Semanal</text:p>
          </table:table-cell>
        </table:table-row>
        <table:table-row>
          <table:table-cell table:style-name="Tabla2.A1" office:value-type="string">
            <text:p text:style-name="Table_20_Contents">Martes</text:p>
          </table:table-cell>
          <table:table-cell table:style-name="Tabla2.A1" office:value-type="string">
            <text:p text:style-name="Table_20_Contents">Incremental</text:p>
          </table:table-cell>
          <table:table-cell table:style-name="Tabla2.A1" office:value-type="string">
            <text:p text:style-name="Table_20_Contents">Cambios desde el lunes</text:p>
          </table:table-cell>
          <table:table-cell table:style-name="Tabla2.A1" office:value-type="string">
            <text:p text:style-name="Table_20_Contents">Nube</text:p>
          </table:table-cell>
          <table:table-cell table:style-name="Tabla2.A1" office:value-type="string">
            <text:p text:style-name="Table_20_Contents">Diario</text:p>
          </table:table-cell>
        </table:table-row>
        <table:table-row>
          <table:table-cell table:style-name="Tabla2.A1" office:value-type="string">
            <text:p text:style-name="Table_20_Contents">Miércoles</text:p>
          </table:table-cell>
          <table:table-cell table:style-name="Tabla2.A1" office:value-type="string">
            <text:p text:style-name="Table_20_Contents">Incremental</text:p>
          </table:table-cell>
          <table:table-cell table:style-name="Tabla2.A1" office:value-type="string">
            <text:p text:style-name="Table_20_Contents">Cambios desde el martes</text:p>
          </table:table-cell>
          <table:table-cell table:style-name="Tabla2.A1" office:value-type="string">
            <text:p text:style-name="Table_20_Contents">Nube</text:p>
          </table:table-cell>
          <table:table-cell table:style-name="Tabla2.A1" office:value-type="string">
            <text:p text:style-name="Table_20_Contents">Diario</text:p>
          </table:table-cell>
        </table:table-row>
        <table:table-row>
          <table:table-cell table:style-name="Tabla2.A1" office:value-type="string">
            <text:p text:style-name="Table_20_Contents">Jueves</text:p>
          </table:table-cell>
          <table:table-cell table:style-name="Tabla2.A1" office:value-type="string">
            <text:p text:style-name="Table_20_Contents">Incremental</text:p>
          </table:table-cell>
          <table:table-cell table:style-name="Tabla2.A1" office:value-type="string">
            <text:p text:style-name="Table_20_Contents">Cambios desde el miércoles</text:p>
          </table:table-cell>
          <table:table-cell table:style-name="Tabla2.A1" office:value-type="string">
            <text:p text:style-name="Table_20_Contents">Disco externo 2</text:p>
          </table:table-cell>
          <table:table-cell table:style-name="Tabla2.A1" office:value-type="string">
            <text:p text:style-name="Table_20_Contents">Diario</text:p>
          </table:table-cell>
        </table:table-row>
        <text:soft-page-break/>
        <table:table-row>
          <table:table-cell table:style-name="Tabla2.A1" office:value-type="string">
            <text:p text:style-name="Table_20_Contents">Viernes</text:p>
          </table:table-cell>
          <table:table-cell table:style-name="Tabla2.A1" office:value-type="string">
            <text:p text:style-name="Table_20_Contents">Diferencial</text:p>
          </table:table-cell>
          <table:table-cell table:style-name="Tabla2.A1" office:value-type="string">
            <text:p text:style-name="Table_20_Contents">Cambios desde el lunes</text:p>
          </table:table-cell>
          <table:table-cell table:style-name="Tabla2.A1" office:value-type="string">
            <text:p text:style-name="Table_20_Contents">Nube</text:p>
          </table:table-cell>
          <table:table-cell table:style-name="Tabla2.A1" office:value-type="string">
            <text:p text:style-name="Table_20_Contents">Semanal</text:p>
          </table:table-cell>
        </table:table-row>
        <table:table-row>
          <table:table-cell table:style-name="Tabla2.A1" office:value-type="string">
            <text:p text:style-name="Table_20_Contents">Sábado</text:p>
          </table:table-cell>
          <table:table-cell table:style-name="Tabla2.A1" office:value-type="string">
            <text:p text:style-name="Table_20_Contents">Incremental</text:p>
          </table:table-cell>
          <table:table-cell table:style-name="Tabla2.A1" office:value-type="string">
            <text:p text:style-name="Table_20_Contents">Cambios desde el viernes</text:p>
          </table:table-cell>
          <table:table-cell table:style-name="Tabla2.A1" office:value-type="string">
            <text:p text:style-name="Table_20_Contents">Nube</text:p>
          </table:table-cell>
          <table:table-cell table:style-name="Tabla2.A1" office:value-type="string">
            <text:p text:style-name="Table_20_Contents">Diario</text:p>
          </table:table-cell>
        </table:table-row>
        <table:table-row>
          <table:table-cell table:style-name="Tabla2.A1" office:value-type="string">
            <text:p text:style-name="Table_20_Contents">Domingo</text:p>
          </table:table-cell>
          <table:table-cell table:style-name="Tabla2.A1" office:value-type="string">
            <text:p text:style-name="Table_20_Contents">Sin respaldo</text:p>
          </table:table-cell>
          <table:table-cell table:style-name="Tabla2.A1" office:value-type="string">
            <text:p text:style-name="Table_20_Contents">---</text:p>
          </table:table-cell>
          <table:table-cell table:style-name="Tabla2.A1" office:value-type="string">
            <text:p text:style-name="Table_20_Contents">---</text:p>
          </table:table-cell>
          <table:table-cell table:style-name="Tabla2.A1" office:value-type="string">
            <text:p text:style-name="Table_20_Contents">---</text:p>
          </table:table-cell>
        </table:table-row>
        <table:table-row>
          <table:table-cell table:style-name="Tabla2.A1" office:value-type="string">
            <text:p text:style-name="Table_20_Contents">Lunes (S2)</text:p>
          </table:table-cell>
          <table:table-cell table:style-name="Tabla2.A1" office:value-type="string">
            <text:p text:style-name="Table_20_Contents">Completo</text:p>
          </table:table-cell>
          <table:table-cell table:style-name="Tabla2.A1" office:value-type="string">
            <text:p text:style-name="Table_20_Contents">Todos los datos críticos</text:p>
          </table:table-cell>
          <table:table-cell table:style-name="Tabla2.A1" office:value-type="string">
            <text:p text:style-name="Table_20_Contents">Disco externo 2</text:p>
          </table:table-cell>
          <table:table-cell table:style-name="Tabla2.A1" office:value-type="string">
            <text:p text:style-name="Table_20_Contents">Semanal</text:p>
          </table:table-cell>
        </table:table-row>
        <table:table-row>
          <table:table-cell table:style-name="Tabla2.A1" office:value-type="string">
            <text:p text:style-name="Table_20_Contents">Resto de días</text:p>
          </table:table-cell>
          <table:table-cell table:style-name="Tabla2.A1" office:value-type="string">
            <text:p text:style-name="Table_20_Contents">Similar a S1</text:p>
          </table:table-cell>
          <table:table-cell table:style-name="Tabla2.A1" office:value-type="string">
            <text:p text:style-name="P5"/>
          </table:table-cell>
          <table:table-cell table:style-name="Tabla2.A1" office:value-type="string">
            <text:p text:style-name="P5"/>
          </table:table-cell>
          <table:table-cell table:style-name="Tabla2.A1" office:value-type="string">
            <text:p text:style-name="P5"/>
          </table:table-cell>
        </table:table-row>
      </table:table>
      <text:p text:style-name="Horizontal_20_Line"/>
      <text:h text:style-name="Heading_20_3" text:outline-level="3"><text:span text:style-name="Strong_20_Emphasis">Cómo Restaurar el Backup</text:span></text:h>
      <text:list text:style-name="L11">
        <text:list-item>
          <text:p text:style-name="P27"><text:span text:style-name="Strong_20_Emphasis">Identificar el backup más reciente:</text:span></text:p>
          <text:list>
            <text:list-item>
              <text:p text:style-name="P27">Si es <text:span text:style-name="Strong_20_Emphasis">completo</text:span>, úsalo directamente.</text:p>
            </text:list-item>
            <text:list-item>
              <text:p text:style-name="P27">Si es <text:span text:style-name="Strong_20_Emphasis">incremental o diferencial</text:span>, restaura primero el último backup completo, luego los diferenciales o incrementales en orden.</text:p>
            </text:list-item>
          </text:list>
        </text:list-item>
        <text:list-item>
          <text:p text:style-name="P27"><text:span text:style-name="Strong_20_Emphasis">Usar herramientas adecuadas:</text:span></text:p>
          <text:list>
            <text:list-item>
              <text:p text:style-name="P27">Windows tiene herramientas integradas como "Historial de Archivos".</text:p>
            </text:list-item>
            <text:list-item>
              <text:p text:style-name="P27">Usar software de terceros si el plan se configuró con ellos (p. ej., AOMEI, Macrium Reflect).</text:p>
            </text:list-item>
          </text:list>
        </text:list-item>
        <text:list-item>
          <text:p text:style-name="P27"><text:span text:style-name="Strong_20_Emphasis">Verificar la restauración:</text:span></text:p>
          <text:list>
            <text:list-item>
              <text:p text:style-name="P27">Confirma la integridad de los datos restaurados.</text:p>
            </text:list-item>
            <text:list-item>
              <text:p text:style-name="P26">Asegúrate de que los permisos y configuraciones sean correctos.</text:p>
            </text:list-item>
          </text:list>
        </text:list-item>
      </text:list>
      <text:p text:style-name="Horizontal_20_Line"/>
      <text:h text:style-name="Heading_20_3" text:outline-level="3"><text:span text:style-name="Strong_20_Emphasis">Normas de Buenas Prácticas para el Backup Empresarial</text:span></text:h>
      <text:list text:style-name="L12">
        <text:list-item>
          <text:p text:style-name="P29"><text:span text:style-name="Strong_20_Emphasis">Regla 3-2-1:</text:span></text:p>
          <text:list>
            <text:list-item>
              <text:p text:style-name="P29">Mantén 3 copias de datos (1 principal y 2 de respaldo).</text:p>
            </text:list-item>
            <text:list-item>
              <text:p text:style-name="P29">Usa 2 tipos diferentes de almacenamiento (local y remoto).</text:p>
            </text:list-item>
            <text:list-item>
              <text:p text:style-name="P29">Almacena 1 copia fuera del sitio.</text:p>
            </text:list-item>
          </text:list>
        </text:list-item>
        <text:list-item>
          <text:p text:style-name="P29"><text:span text:style-name="Strong_20_Emphasis">Automatiza el proceso:</text:span></text:p>
          <text:list>
            <text:list-item>
              <text:p text:style-name="P29">Programa respaldos automáticos para minimizar el error humano.</text:p>
            </text:list-item>
          </text:list>
        </text:list-item>
        <text:list-item>
          <text:p text:style-name="P29"><text:span text:style-name="Strong_20_Emphasis">Encriptación:</text:span></text:p>
          <text:list>
            <text:list-item>
              <text:p text:style-name="P29">Protege los datos respaldados con cifrado, especialmente si están en la nube.</text:p>
            </text:list-item>
          </text:list>
        </text:list-item>
        <text:list-item>
          <text:p text:style-name="P29"><text:span text:style-name="Strong_20_Emphasis">Prueba de restauración:</text:span></text:p>
          <text:list>
            <text:list-item>
              <text:p text:style-name="P29">Verifica periódicamente que los backups puedan restaurarse con éxito.</text:p>
            </text:list-item>
          </text:list>
        </text:list-item>
        <text:list-item>
          <text:p text:style-name="P29"><text:span text:style-name="Strong_20_Emphasis">Segmentación de datos:</text:span></text:p>
          <text:list>
            <text:list-item>
              <text:p text:style-name="P29">Clasifica datos según su criticidad y establece prioridades de respaldo.</text:p>
            </text:list-item>
          </text:list>
        </text:list-item>
        <text:list-item>
          <text:p text:style-name="P29"><text:span text:style-name="Strong_20_Emphasis">Documentación:</text:span></text:p>
          <text:list>
            <text:list-item>
              <text:p text:style-name="P28">Lleva un registro detallado de la estrategia de backup y las configuraciones.</text:p>
            </text:list-item>
          </text:list>
        </text:list-item>
      </text:list>
      <text:p text:style-name="P2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4-11-26T19:54:48.163110922</dc:date>
    <meta:editing-duration>PT1H55M51S</meta:editing-duration>
    <meta:editing-cycles>15</meta:editing-cycles>
    <meta:generator>LibreOffice/24.2.2.2$Linux_X86_64 LibreOffice_project/d56cc158d8a96260b836f100ef4b4ef25d6f1a01</meta:generator>
    <meta:print-date>2024-11-26T19:35:32.806498525</meta:print-date>
    <meta:printed-by>Archivos PDF</meta:printed-by>
    <meta:document-statistic meta:table-count="2" meta:image-count="0" meta:object-count="0" meta:page-count="4" meta:paragraph-count="164" meta:word-count="1012" meta:character-count="6442" meta:non-whitespace-character-count="5656"/>
  </office:meta>
</office:document-meta>
</file>